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237105" officeooo:paragraph-rsid="0023710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idendo deverá ser pago, salvo deliberação em contrário da AG, no prazo de <text:span text:style-name="T1">60 dias da data em que for declarado</text:span> e, <text:span text:style-name="T2">em qualquer caso</text:span>, <text:span text:style-name="T1">dentro</text:span> do exercício so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9T21:26:16.986000000</dc:date>
    <meta:editing-duration>PT3S</meta:editing-duration>
    <meta:editing-cycles>1</meta:editing-cycles>
    <meta:document-statistic meta:table-count="0" meta:image-count="0" meta:object-count="0" meta:page-count="1" meta:paragraph-count="1" meta:word-count="29" meta:character-count="162" meta:non-whitespace-character-count="134"/>
  </office:meta>
</office:document-meta>
</file>